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8:43:4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62936" calcext:value-type="float">
            <text:p>62936</text:p>
          </table:table-cell>
          <table:table-cell office:value-type="float" office:value="57932" calcext:value-type="float">
            <text:p>57932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float" office:value="47200" calcext:value-type="float">
            <text:p>47200</text:p>
          </table:table-cell>
          <table:table-cell office:value-type="float" office:value="45867" calcext:value-type="float">
            <text:p>45867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float" office:value="675016" calcext:value-type="float">
            <text:p>675016</text:p>
          </table:table-cell>
          <table:table-cell office:value-type="float" office:value="673539" calcext:value-type="float">
            <text:p>673539</text:p>
          </table:table-cell>
          <table:table-cell office:value-type="float" office:value="1477" calcext:value-type="float">
            <text:p>1477</text:p>
          </table:table-cell>
          <table:table-cell/>
          <table:table-cell table:formula="of:=[.M2]/([.E2]+[.I2]+[.M2])" office:value-type="percentage" office:value="0.189019708216023" calcext:value-type="percentage">
            <text:p>18.9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3879" calcext:value-type="float">
            <text:p>387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89" calcext:value-type="float">
            <text:p>48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3]/([.E3]+[.I3]+[.M3])" office:value-type="percentage" office:value="0.00826446280991736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2184" calcext:value-type="float">
            <text:p>52184</text:p>
          </table:table-cell>
          <table:table-cell office:value-type="float" office:value="48777" calcext:value-type="float">
            <text:p>48777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48432" calcext:value-type="float">
            <text:p>48432</text:p>
          </table:table-cell>
          <table:table-cell office:value-type="float" office:value="47321" calcext:value-type="float">
            <text:p>47321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float" office:value="662906" calcext:value-type="float">
            <text:p>662906</text:p>
          </table:table-cell>
          <table:table-cell office:value-type="float" office:value="659567" calcext:value-type="float">
            <text:p>659567</text:p>
          </table:table-cell>
          <table:table-cell office:value-type="float" office:value="3339" calcext:value-type="float">
            <text:p>3339</text:p>
          </table:table-cell>
          <table:table-cell/>
          <table:table-cell table:formula="of:=[.M4]/([.E4]+[.I4]+[.M4])" office:value-type="percentage" office:value="0.424971363115693" calcext:value-type="percentage">
            <text:p>42.5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0407" calcext:value-type="float">
            <text:p>50407</text:p>
          </table:table-cell>
          <table:table-cell office:value-type="float" office:value="46348" calcext:value-type="float">
            <text:p>46348</text:p>
          </table:table-cell>
          <table:table-cell office:value-type="float" office:value="4059" calcext:value-type="float">
            <text:p>4059</text:p>
          </table:table-cell>
          <table:table-cell/>
          <table:table-cell office:value-type="float" office:value="51737" calcext:value-type="float">
            <text:p>51737</text:p>
          </table:table-cell>
          <table:table-cell office:value-type="float" office:value="49857" calcext:value-type="float">
            <text:p>49857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682418" calcext:value-type="float">
            <text:p>682418</text:p>
          </table:table-cell>
          <table:table-cell office:value-type="float" office:value="680504" calcext:value-type="float">
            <text:p>680504</text:p>
          </table:table-cell>
          <table:table-cell office:value-type="float" office:value="1914" calcext:value-type="float">
            <text:p>1914</text:p>
          </table:table-cell>
          <table:table-cell/>
          <table:table-cell table:formula="of:=[.M5]/([.E5]+[.I5]+[.M5])" office:value-type="percentage" office:value="0.243728511396918" calcext:value-type="percentage">
            <text:p>24.3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0988" calcext:value-type="float">
            <text:p>60988</text:p>
          </table:table-cell>
          <table:table-cell office:value-type="float" office:value="56002" calcext:value-type="float">
            <text:p>56002</text:p>
          </table:table-cell>
          <table:table-cell office:value-type="float" office:value="4986" calcext:value-type="float">
            <text:p>4986</text:p>
          </table:table-cell>
          <table:table-cell/>
          <table:table-cell office:value-type="float" office:value="49003" calcext:value-type="float">
            <text:p>49003</text:p>
          </table:table-cell>
          <table:table-cell office:value-type="float" office:value="47631" calcext:value-type="float">
            <text:p>47631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float" office:value="662110" calcext:value-type="float">
            <text:p>662110</text:p>
          </table:table-cell>
          <table:table-cell office:value-type="float" office:value="660636" calcext:value-type="float">
            <text:p>660636</text:p>
          </table:table-cell>
          <table:table-cell office:value-type="float" office:value="1474" calcext:value-type="float">
            <text:p>1474</text:p>
          </table:table-cell>
          <table:table-cell/>
          <table:table-cell table:formula="of:=[.M6]/([.E6]+[.I6]+[.M6])" office:value-type="percentage" office:value="0.188202247191011" calcext:value-type="percentage">
            <text:p>18.8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0768" calcext:value-type="float">
            <text:p>50768</text:p>
          </table:table-cell>
          <table:table-cell office:value-type="float" office:value="46789" calcext:value-type="float">
            <text:p>46789</text:p>
          </table:table-cell>
          <table:table-cell office:value-type="float" office:value="3979" calcext:value-type="float">
            <text:p>3979</text:p>
          </table:table-cell>
          <table:table-cell/>
          <table:table-cell office:value-type="float" office:value="44929" calcext:value-type="float">
            <text:p>44929</text:p>
          </table:table-cell>
          <table:table-cell office:value-type="float" office:value="43717" calcext:value-type="float">
            <text:p>43717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676918" calcext:value-type="float">
            <text:p>676918</text:p>
          </table:table-cell>
          <table:table-cell office:value-type="float" office:value="674270" calcext:value-type="float">
            <text:p>674270</text:p>
          </table:table-cell>
          <table:table-cell office:value-type="float" office:value="2648" calcext:value-type="float">
            <text:p>2648</text:p>
          </table:table-cell>
          <table:table-cell/>
          <table:table-cell table:formula="of:=[.M7]/([.E7]+[.I7]+[.M7])" office:value-type="percentage" office:value="0.337798188544457" calcext:value-type="percentage">
            <text:p>33.7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3853" calcext:value-type="float">
            <text:p>43853</text:p>
          </table:table-cell>
          <table:table-cell office:value-type="float" office:value="40489" calcext:value-type="float">
            <text:p>40489</text:p>
          </table:table-cell>
          <table:table-cell office:value-type="float" office:value="3364" calcext:value-type="float">
            <text:p>3364</text:p>
          </table:table-cell>
          <table:table-cell/>
          <table:table-cell office:value-type="float" office:value="43002" calcext:value-type="float">
            <text:p>43002</text:p>
          </table:table-cell>
          <table:table-cell office:value-type="float" office:value="41810" calcext:value-type="float">
            <text:p>41810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float" office:value="687443" calcext:value-type="float">
            <text:p>687443</text:p>
          </table:table-cell>
          <table:table-cell office:value-type="float" office:value="684126" calcext:value-type="float">
            <text:p>684126</text:p>
          </table:table-cell>
          <table:table-cell office:value-type="float" office:value="3317" calcext:value-type="float">
            <text:p>3317</text:p>
          </table:table-cell>
          <table:table-cell/>
          <table:table-cell table:formula="of:=[.M8]/([.E8]+[.I8]+[.M8])" office:value-type="percentage" office:value="0.421313349422075" calcext:value-type="percentage">
            <text:p>42.1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8009" calcext:value-type="float">
            <text:p>48009</text:p>
          </table:table-cell>
          <table:table-cell office:value-type="float" office:value="44111" calcext:value-type="float">
            <text:p>44111</text:p>
          </table:table-cell>
          <table:table-cell office:value-type="float" office:value="3898" calcext:value-type="float">
            <text:p>3898</text:p>
          </table:table-cell>
          <table:table-cell/>
          <table:table-cell office:value-type="float" office:value="37778" calcext:value-type="float">
            <text:p>37778</text:p>
          </table:table-cell>
          <table:table-cell office:value-type="float" office:value="36727" calcext:value-type="float">
            <text:p>36727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677765" calcext:value-type="float">
            <text:p>677765</text:p>
          </table:table-cell>
          <table:table-cell office:value-type="float" office:value="674882" calcext:value-type="float">
            <text:p>674882</text:p>
          </table:table-cell>
          <table:table-cell office:value-type="float" office:value="2883" calcext:value-type="float">
            <text:p>2883</text:p>
          </table:table-cell>
          <table:table-cell/>
          <table:table-cell table:formula="of:=[.M9]/([.E9]+[.I9]+[.M9])" office:value-type="percentage" office:value="0.368105209397344" calcext:value-type="percentage">
            <text:p>36.8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0633" calcext:value-type="float">
            <text:p>50633</text:p>
          </table:table-cell>
          <table:table-cell office:value-type="float" office:value="46676" calcext:value-type="float">
            <text:p>46676</text:p>
          </table:table-cell>
          <table:table-cell office:value-type="float" office:value="3957" calcext:value-type="float">
            <text:p>3957</text:p>
          </table:table-cell>
          <table:table-cell/>
          <table:table-cell office:value-type="float" office:value="50838" calcext:value-type="float">
            <text:p>50838</text:p>
          </table:table-cell>
          <table:table-cell office:value-type="float" office:value="49310" calcext:value-type="float">
            <text:p>49310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float" office:value="674142" calcext:value-type="float">
            <text:p>674142</text:p>
          </table:table-cell>
          <table:table-cell office:value-type="float" office:value="671762" calcext:value-type="float">
            <text:p>671762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.M10]/([.E10]+[.I10]+[.M10])" office:value-type="percentage" office:value="0.302606484424666" calcext:value-type="percentage">
            <text:p>30.2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1010" calcext:value-type="float">
            <text:p>51010</text:p>
          </table:table-cell>
          <table:table-cell office:value-type="float" office:value="46932" calcext:value-type="float">
            <text:p>46932</text:p>
          </table:table-cell>
          <table:table-cell office:value-type="float" office:value="4078" calcext:value-type="float">
            <text:p>4078</text:p>
          </table:table-cell>
          <table:table-cell/>
          <table:table-cell office:value-type="float" office:value="52140" calcext:value-type="float">
            <text:p>52140</text:p>
          </table:table-cell>
          <table:table-cell office:value-type="float" office:value="50121" calcext:value-type="float">
            <text:p>5012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673499" calcext:value-type="float">
            <text:p>673499</text:p>
          </table:table-cell>
          <table:table-cell office:value-type="float" office:value="671794" calcext:value-type="float">
            <text:p>671794</text:p>
          </table:table-cell>
          <table:table-cell office:value-type="float" office:value="1705" calcext:value-type="float">
            <text:p>1705</text:p>
          </table:table-cell>
          <table:table-cell/>
          <table:table-cell table:formula="of:=[.M11]/([.E11]+[.I11]+[.M11])" office:value-type="percentage" office:value="0.218533709305306" calcext:value-type="percentage">
            <text:p>21.85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9695" calcext:value-type="float">
            <text:p>39695</text:p>
          </table:table-cell>
          <table:table-cell office:value-type="float" office:value="36339" calcext:value-type="float">
            <text:p>36339</text:p>
          </table:table-cell>
          <table:table-cell office:value-type="float" office:value="3356" calcext:value-type="float">
            <text:p>3356</text:p>
          </table:table-cell>
          <table:table-cell/>
          <table:table-cell office:value-type="float" office:value="41347" calcext:value-type="float">
            <text:p>41347</text:p>
          </table:table-cell>
          <table:table-cell office:value-type="float" office:value="40017" calcext:value-type="float">
            <text:p>40017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676837" calcext:value-type="float">
            <text:p>676837</text:p>
          </table:table-cell>
          <table:table-cell office:value-type="float" office:value="673639" calcext:value-type="float">
            <text:p>673639</text:p>
          </table:table-cell>
          <table:table-cell office:value-type="float" office:value="3198" calcext:value-type="float">
            <text:p>3198</text:p>
          </table:table-cell>
          <table:table-cell/>
          <table:table-cell table:formula="of:=[.M12]/([.E12]+[.I12]+[.M12])" office:value-type="percentage" office:value="0.405631659056317" calcext:value-type="percentage">
            <text:p>40.56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1976" calcext:value-type="float">
            <text:p>61976</text:p>
          </table:table-cell>
          <table:table-cell office:value-type="float" office:value="57386" calcext:value-type="float">
            <text:p>57386</text:p>
          </table:table-cell>
          <table:table-cell office:value-type="float" office:value="4590" calcext:value-type="float">
            <text:p>4590</text:p>
          </table:table-cell>
          <table:table-cell/>
          <table:table-cell office:value-type="float" office:value="69722" calcext:value-type="float">
            <text:p>69722</text:p>
          </table:table-cell>
          <table:table-cell office:value-type="float" office:value="68383" calcext:value-type="float">
            <text:p>68383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651829" calcext:value-type="float">
            <text:p>651829</text:p>
          </table:table-cell>
          <table:table-cell office:value-type="float" office:value="649936" calcext:value-type="float">
            <text:p>649936</text:p>
          </table:table-cell>
          <table:table-cell office:value-type="float" office:value="1893" calcext:value-type="float">
            <text:p>1893</text:p>
          </table:table-cell>
          <table:table-cell/>
          <table:table-cell table:formula="of:=[.M13]/([.E13]+[.I13]+[.M13])" office:value-type="percentage" office:value="0.242009716185119" calcext:value-type="percentage">
            <text:p>24.2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3689" calcext:value-type="float">
            <text:p>63689</text:p>
          </table:table-cell>
          <table:table-cell office:value-type="float" office:value="58834" calcext:value-type="float">
            <text:p>58834</text:p>
          </table:table-cell>
          <table:table-cell office:value-type="float" office:value="4855" calcext:value-type="float">
            <text:p>4855</text:p>
          </table:table-cell>
          <table:table-cell/>
          <table:table-cell office:value-type="float" office:value="51146" calcext:value-type="float">
            <text:p>51146</text:p>
          </table:table-cell>
          <table:table-cell office:value-type="float" office:value="49926" calcext:value-type="float">
            <text:p>49926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667925" calcext:value-type="float">
            <text:p>667925</text:p>
          </table:table-cell>
          <table:table-cell office:value-type="float" office:value="666194" calcext:value-type="float">
            <text:p>666194</text:p>
          </table:table-cell>
          <table:table-cell office:value-type="float" office:value="1731" calcext:value-type="float">
            <text:p>1731</text:p>
          </table:table-cell>
          <table:table-cell/>
          <table:table-cell table:formula="of:=[.M14]/([.E14]+[.I14]+[.M14])" office:value-type="percentage" office:value="0.221752498078401" calcext:value-type="percentage">
            <text:p>22.1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9858" calcext:value-type="float">
            <text:p>39858</text:p>
          </table:table-cell>
          <table:table-cell office:value-type="float" office:value="36709" calcext:value-type="float">
            <text:p>36709</text:p>
          </table:table-cell>
          <table:table-cell office:value-type="float" office:value="3149" calcext:value-type="float">
            <text:p>3149</text:p>
          </table:table-cell>
          <table:table-cell/>
          <table:table-cell office:value-type="float" office:value="42863" calcext:value-type="float">
            <text:p>42863</text:p>
          </table:table-cell>
          <table:table-cell office:value-type="float" office:value="41515" calcext:value-type="float">
            <text:p>41515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689363" calcext:value-type="float">
            <text:p>689363</text:p>
          </table:table-cell>
          <table:table-cell office:value-type="float" office:value="686002" calcext:value-type="float">
            <text:p>686002</text:p>
          </table:table-cell>
          <table:table-cell office:value-type="float" office:value="3361" calcext:value-type="float">
            <text:p>3361</text:p>
          </table:table-cell>
          <table:table-cell/>
          <table:table-cell table:formula="of:=[.M15]/([.E15]+[.I15]+[.M15])" office:value-type="percentage" office:value="0.427716976329855" calcext:value-type="percentage">
            <text:p>42.7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6693" calcext:value-type="float">
            <text:p>46693</text:p>
          </table:table-cell>
          <table:table-cell office:value-type="float" office:value="42514" calcext:value-type="float">
            <text:p>42514</text:p>
          </table:table-cell>
          <table:table-cell office:value-type="float" office:value="4179" calcext:value-type="float">
            <text:p>4179</text:p>
          </table:table-cell>
          <table:table-cell/>
          <table:table-cell office:value-type="float" office:value="47717" calcext:value-type="float">
            <text:p>47717</text:p>
          </table:table-cell>
          <table:table-cell office:value-type="float" office:value="46532" calcext:value-type="float">
            <text:p>46532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681678" calcext:value-type="float">
            <text:p>681678</text:p>
          </table:table-cell>
          <table:table-cell office:value-type="float" office:value="679196" calcext:value-type="float">
            <text:p>679196</text:p>
          </table:table-cell>
          <table:table-cell office:value-type="float" office:value="2482" calcext:value-type="float">
            <text:p>2482</text:p>
          </table:table-cell>
          <table:table-cell/>
          <table:table-cell table:formula="of:=[.M16]/([.E16]+[.I16]+[.M16])" office:value-type="percentage" office:value="0.316339536069335" calcext:value-type="percentage">
            <text:p>31.6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1066" calcext:value-type="float">
            <text:p>51066</text:p>
          </table:table-cell>
          <table:table-cell office:value-type="float" office:value="46751" calcext:value-type="float">
            <text:p>46751</text:p>
          </table:table-cell>
          <table:table-cell office:value-type="float" office:value="4315" calcext:value-type="float">
            <text:p>4315</text:p>
          </table:table-cell>
          <table:table-cell/>
          <table:table-cell office:value-type="float" office:value="46626" calcext:value-type="float">
            <text:p>46626</text:p>
          </table:table-cell>
          <table:table-cell office:value-type="float" office:value="45287" calcext:value-type="float">
            <text:p>45287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681531" calcext:value-type="float">
            <text:p>681531</text:p>
          </table:table-cell>
          <table:table-cell office:value-type="float" office:value="679303" calcext:value-type="float">
            <text:p>679303</text:p>
          </table:table-cell>
          <table:table-cell office:value-type="float" office:value="2228" calcext:value-type="float">
            <text:p>2228</text:p>
          </table:table-cell>
          <table:table-cell/>
          <table:table-cell table:formula="of:=[.M17]/([.E17]+[.I17]+[.M17])" office:value-type="percentage" office:value="0.282669373255519" calcext:value-type="percentage">
            <text:p>28.2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8528" calcext:value-type="float">
            <text:p>48528</text:p>
          </table:table-cell>
          <table:table-cell office:value-type="float" office:value="44620" calcext:value-type="float">
            <text:p>44620</text:p>
          </table:table-cell>
          <table:table-cell office:value-type="float" office:value="3908" calcext:value-type="float">
            <text:p>3908</text:p>
          </table:table-cell>
          <table:table-cell/>
          <table:table-cell office:value-type="float" office:value="52781" calcext:value-type="float">
            <text:p>52781</text:p>
          </table:table-cell>
          <table:table-cell office:value-type="float" office:value="50674" calcext:value-type="float">
            <text:p>50674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679187" calcext:value-type="float">
            <text:p>679187</text:p>
          </table:table-cell>
          <table:table-cell office:value-type="float" office:value="677402" calcext:value-type="float">
            <text:p>677402</text:p>
          </table:table-cell>
          <table:table-cell office:value-type="float" office:value="1785" calcext:value-type="float">
            <text:p>1785</text:p>
          </table:table-cell>
          <table:table-cell/>
          <table:table-cell table:formula="of:=[.M18]/([.E18]+[.I18]+[.M18])" office:value-type="percentage" office:value="0.228846153846154" calcext:value-type="percentage">
            <text:p>22.8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3823" calcext:value-type="float">
            <text:p>43823</text:p>
          </table:table-cell>
          <table:table-cell office:value-type="float" office:value="39840" calcext:value-type="float">
            <text:p>39840</text:p>
          </table:table-cell>
          <table:table-cell office:value-type="float" office:value="3983" calcext:value-type="float">
            <text:p>3983</text:p>
          </table:table-cell>
          <table:table-cell/>
          <table:table-cell office:value-type="float" office:value="43955" calcext:value-type="float">
            <text:p>43955</text:p>
          </table:table-cell>
          <table:table-cell office:value-type="float" office:value="42346" calcext:value-type="float">
            <text:p>42346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float" office:value="682567" calcext:value-type="float">
            <text:p>682567</text:p>
          </table:table-cell>
          <table:table-cell office:value-type="float" office:value="680331" calcext:value-type="float">
            <text:p>680331</text:p>
          </table:table-cell>
          <table:table-cell office:value-type="float" office:value="2236" calcext:value-type="float">
            <text:p>2236</text:p>
          </table:table-cell>
          <table:table-cell/>
          <table:table-cell table:formula="of:=[.M19]/([.E19]+[.I19]+[.M19])" office:value-type="percentage" office:value="0.285641287685232" calcext:value-type="percentage">
            <text:p>28.5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7839" calcext:value-type="float">
            <text:p>47839</text:p>
          </table:table-cell>
          <table:table-cell office:value-type="float" office:value="43785" calcext:value-type="float">
            <text:p>43785</text:p>
          </table:table-cell>
          <table:table-cell office:value-type="float" office:value="4054" calcext:value-type="float">
            <text:p>4054</text:p>
          </table:table-cell>
          <table:table-cell/>
          <table:table-cell office:value-type="float" office:value="52827" calcext:value-type="float">
            <text:p>52827</text:p>
          </table:table-cell>
          <table:table-cell office:value-type="float" office:value="50813" calcext:value-type="float">
            <text:p>5081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76040" calcext:value-type="float">
            <text:p>676040</text:p>
          </table:table-cell>
          <table:table-cell office:value-type="float" office:value="674238" calcext:value-type="float">
            <text:p>674238</text:p>
          </table:table-cell>
          <table:table-cell office:value-type="float" office:value="1802" calcext:value-type="float">
            <text:p>1802</text:p>
          </table:table-cell>
          <table:table-cell/>
          <table:table-cell table:formula="of:=[.M20]/([.E20]+[.I20]+[.M20])" office:value-type="percentage" office:value="0.228970775095299" calcext:value-type="percentage">
            <text:p>22.9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1410" calcext:value-type="float">
            <text:p>51410</text:p>
          </table:table-cell>
          <table:table-cell office:value-type="float" office:value="46367" calcext:value-type="float">
            <text:p>46367</text:p>
          </table:table-cell>
          <table:table-cell office:value-type="float" office:value="5043" calcext:value-type="float">
            <text:p>5043</text:p>
          </table:table-cell>
          <table:table-cell/>
          <table:table-cell office:value-type="float" office:value="48962" calcext:value-type="float">
            <text:p>48962</text:p>
          </table:table-cell>
          <table:table-cell office:value-type="float" office:value="47592" calcext:value-type="float">
            <text:p>47592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70689" calcext:value-type="float">
            <text:p>670689</text:p>
          </table:table-cell>
          <table:table-cell office:value-type="float" office:value="669276" calcext:value-type="float">
            <text:p>669276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M21]/([.E21]+[.I21]+[.M21])" office:value-type="percentage" office:value="0.180552006133401" calcext:value-type="percentage">
            <text:p>18.0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0616" calcext:value-type="float">
            <text:p>60616</text:p>
          </table:table-cell>
          <table:table-cell office:value-type="float" office:value="55780" calcext:value-type="float">
            <text:p>55780</text:p>
          </table:table-cell>
          <table:table-cell office:value-type="float" office:value="4836" calcext:value-type="float">
            <text:p>4836</text:p>
          </table:table-cell>
          <table:table-cell/>
          <table:table-cell office:value-type="float" office:value="47787" calcext:value-type="float">
            <text:p>47787</text:p>
          </table:table-cell>
          <table:table-cell office:value-type="float" office:value="46538" calcext:value-type="float">
            <text:p>46538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658343" calcext:value-type="float">
            <text:p>658343</text:p>
          </table:table-cell>
          <table:table-cell office:value-type="float" office:value="656591" calcext:value-type="float">
            <text:p>656591</text:p>
          </table:table-cell>
          <table:table-cell office:value-type="float" office:value="1752" calcext:value-type="float">
            <text:p>1752</text:p>
          </table:table-cell>
          <table:table-cell/>
          <table:table-cell table:formula="of:=[.M22]/([.E22]+[.I22]+[.M22])" office:value-type="percentage" office:value="0.223554931734082" calcext:value-type="percentage">
            <text:p>22.3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7232" calcext:value-type="float">
            <text:p>37232</text:p>
          </table:table-cell>
          <table:table-cell office:value-type="float" office:value="34338" calcext:value-type="float">
            <text:p>34338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6271" calcext:value-type="float">
            <text:p>36271</text:p>
          </table:table-cell>
          <table:table-cell office:value-type="float" office:value="35346" calcext:value-type="float">
            <text:p>35346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684665" calcext:value-type="float">
            <text:p>684665</text:p>
          </table:table-cell>
          <table:table-cell office:value-type="float" office:value="680607" calcext:value-type="float">
            <text:p>680607</text:p>
          </table:table-cell>
          <table:table-cell office:value-type="float" office:value="4058" calcext:value-type="float">
            <text:p>4058</text:p>
          </table:table-cell>
          <table:table-cell/>
          <table:table-cell table:formula="of:=[.M23]/([.E23]+[.I23]+[.M23])" office:value-type="percentage" office:value="0.515170750285642" calcext:value-type="percentage">
            <text:p>51.5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0151" calcext:value-type="float">
            <text:p>60151</text:p>
          </table:table-cell>
          <table:table-cell office:value-type="float" office:value="55011" calcext:value-type="float">
            <text:p>55011</text:p>
          </table:table-cell>
          <table:table-cell office:value-type="float" office:value="5140" calcext:value-type="float">
            <text:p>5140</text:p>
          </table:table-cell>
          <table:table-cell/>
          <table:table-cell office:value-type="float" office:value="48046" calcext:value-type="float">
            <text:p>48046</text:p>
          </table:table-cell>
          <table:table-cell office:value-type="float" office:value="46701" calcext:value-type="float">
            <text:p>46701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float" office:value="656974" calcext:value-type="float">
            <text:p>656974</text:p>
          </table:table-cell>
          <table:table-cell office:value-type="float" office:value="655652" calcext:value-type="float">
            <text:p>655652</text:p>
          </table:table-cell>
          <table:table-cell office:value-type="float" office:value="1322" calcext:value-type="float">
            <text:p>1322</text:p>
          </table:table-cell>
          <table:table-cell/>
          <table:table-cell table:formula="of:=[.M24]/([.E24]+[.I24]+[.M24])" office:value-type="percentage" office:value="0.16933521198924" calcext:value-type="percentage">
            <text:p>16.9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7453" calcext:value-type="float">
            <text:p>47453</text:p>
          </table:table-cell>
          <table:table-cell office:value-type="float" office:value="42657" calcext:value-type="float">
            <text:p>42657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float" office:value="50039" calcext:value-type="float">
            <text:p>50039</text:p>
          </table:table-cell>
          <table:table-cell office:value-type="float" office:value="48433" calcext:value-type="float">
            <text:p>48433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float" office:value="685871" calcext:value-type="float">
            <text:p>685871</text:p>
          </table:table-cell>
          <table:table-cell office:value-type="float" office:value="684472" calcext:value-type="float">
            <text:p>684472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M25]/([.E25]+[.I25]+[.M25])" office:value-type="percentage" office:value="0.179335982566338" calcext:value-type="percentage">
            <text:p>17.9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71322" calcext:value-type="float">
            <text:p>71322</text:p>
          </table:table-cell>
          <table:table-cell office:value-type="float" office:value="66396" calcext:value-type="float">
            <text:p>66396</text:p>
          </table:table-cell>
          <table:table-cell office:value-type="float" office:value="4926" calcext:value-type="float">
            <text:p>4926</text:p>
          </table:table-cell>
          <table:table-cell/>
          <table:table-cell office:value-type="float" office:value="66603" calcext:value-type="float">
            <text:p>66603</text:p>
          </table:table-cell>
          <table:table-cell office:value-type="float" office:value="65346" calcext:value-type="float">
            <text:p>6534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647276" calcext:value-type="float">
            <text:p>647276</text:p>
          </table:table-cell>
          <table:table-cell office:value-type="float" office:value="645626" calcext:value-type="float">
            <text:p>645626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M26]/([.E26]+[.I26]+[.M26])" office:value-type="percentage" office:value="0.210647261585599" calcext:value-type="percentage">
            <text:p>21.0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59435" calcext:value-type="float">
            <text:p>59435</text:p>
          </table:table-cell>
          <table:table-cell office:value-type="float" office:value="54422" calcext:value-type="float">
            <text:p>54422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float" office:value="45865" calcext:value-type="float">
            <text:p>45865</text:p>
          </table:table-cell>
          <table:table-cell office:value-type="float" office:value="44501" calcext:value-type="float">
            <text:p>44501</text:p>
          </table:table-cell>
          <table:table-cell office:value-type="float" office:value="1364" calcext:value-type="float">
            <text:p>1364</text:p>
          </table:table-cell>
          <table:table-cell/>
          <table:table-cell office:value-type="float" office:value="677222" calcext:value-type="float">
            <text:p>677222</text:p>
          </table:table-cell>
          <table:table-cell office:value-type="float" office:value="675782" calcext:value-type="float">
            <text:p>675782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M27]/([.E27]+[.I27]+[.M27])" office:value-type="percentage" office:value="0.184213892797748" calcext:value-type="percentage">
            <text:p>18.4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7160" calcext:value-type="float">
            <text:p>47160</text:p>
          </table:table-cell>
          <table:table-cell office:value-type="float" office:value="43343" calcext:value-type="float">
            <text:p>43343</text:p>
          </table:table-cell>
          <table:table-cell office:value-type="float" office:value="3817" calcext:value-type="float">
            <text:p>3817</text:p>
          </table:table-cell>
          <table:table-cell/>
          <table:table-cell office:value-type="float" office:value="53526" calcext:value-type="float">
            <text:p>53526</text:p>
          </table:table-cell>
          <table:table-cell office:value-type="float" office:value="52072" calcext:value-type="float">
            <text:p>52072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float" office:value="683231" calcext:value-type="float">
            <text:p>683231</text:p>
          </table:table-cell>
          <table:table-cell office:value-type="float" office:value="680669" calcext:value-type="float">
            <text:p>680669</text:p>
          </table:table-cell>
          <table:table-cell office:value-type="float" office:value="2562" calcext:value-type="float">
            <text:p>2562</text:p>
          </table:table-cell>
          <table:table-cell/>
          <table:table-cell table:formula="of:=[.M28]/([.E28]+[.I28]+[.M28])" office:value-type="percentage" office:value="0.327077747989276" calcext:value-type="percentage">
            <text:p>32.7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7556" calcext:value-type="float">
            <text:p>57556</text:p>
          </table:table-cell>
          <table:table-cell office:value-type="float" office:value="52665" calcext:value-type="float">
            <text:p>52665</text:p>
          </table:table-cell>
          <table:table-cell office:value-type="float" office:value="4891" calcext:value-type="float">
            <text:p>4891</text:p>
          </table:table-cell>
          <table:table-cell/>
          <table:table-cell office:value-type="float" office:value="46522" calcext:value-type="float">
            <text:p>46522</text:p>
          </table:table-cell>
          <table:table-cell office:value-type="float" office:value="45300" calcext:value-type="float">
            <text:p>45300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684886" calcext:value-type="float">
            <text:p>684886</text:p>
          </table:table-cell>
          <table:table-cell office:value-type="float" office:value="683200" calcext:value-type="float">
            <text:p>683200</text:p>
          </table:table-cell>
          <table:table-cell office:value-type="float" office:value="1686" calcext:value-type="float">
            <text:p>1686</text:p>
          </table:table-cell>
          <table:table-cell/>
          <table:table-cell table:formula="of:=[.M29]/([.E29]+[.I29]+[.M29])" office:value-type="percentage" office:value="0.216181561738684" calcext:value-type="percentage">
            <text:p>21.6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7799" calcext:value-type="float">
            <text:p>47799</text:p>
          </table:table-cell>
          <table:table-cell office:value-type="float" office:value="43618" calcext:value-type="float">
            <text:p>43618</text:p>
          </table:table-cell>
          <table:table-cell office:value-type="float" office:value="4181" calcext:value-type="float">
            <text:p>4181</text:p>
          </table:table-cell>
          <table:table-cell/>
          <table:table-cell office:value-type="float" office:value="45904" calcext:value-type="float">
            <text:p>45904</text:p>
          </table:table-cell>
          <table:table-cell office:value-type="float" office:value="44202" calcext:value-type="float">
            <text:p>44202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float" office:value="688095" calcext:value-type="float">
            <text:p>688095</text:p>
          </table:table-cell>
          <table:table-cell office:value-type="float" office:value="686155" calcext:value-type="float">
            <text:p>686155</text:p>
          </table:table-cell>
          <table:table-cell office:value-type="float" office:value="1940" calcext:value-type="float">
            <text:p>1940</text:p>
          </table:table-cell>
          <table:table-cell/>
          <table:table-cell table:formula="of:=[.M30]/([.E30]+[.I30]+[.M30])" office:value-type="percentage" office:value="0.247986705867314" calcext:value-type="percentage">
            <text:p>24.8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0291" calcext:value-type="float">
            <text:p>60291</text:p>
          </table:table-cell>
          <table:table-cell office:value-type="float" office:value="55282" calcext:value-type="float">
            <text:p>5528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float" office:value="46724" calcext:value-type="float">
            <text:p>46724</text:p>
          </table:table-cell>
          <table:table-cell office:value-type="float" office:value="45554" calcext:value-type="float">
            <text:p>45554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659914" calcext:value-type="float">
            <text:p>659914</text:p>
          </table:table-cell>
          <table:table-cell office:value-type="float" office:value="658268" calcext:value-type="float">
            <text:p>658268</text:p>
          </table:table-cell>
          <table:table-cell office:value-type="float" office:value="1646" calcext:value-type="float">
            <text:p>1646</text:p>
          </table:table-cell>
          <table:table-cell/>
          <table:table-cell table:formula="of:=[.M31]/([.E31]+[.I31]+[.M31])" office:value-type="percentage" office:value="0.21035143769968" calcext:value-type="percentage">
            <text:p>21.0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3784" calcext:value-type="float">
            <text:p>63784</text:p>
          </table:table-cell>
          <table:table-cell office:value-type="float" office:value="58919" calcext:value-type="float">
            <text:p>58919</text:p>
          </table:table-cell>
          <table:table-cell office:value-type="float" office:value="4865" calcext:value-type="float">
            <text:p>4865</text:p>
          </table:table-cell>
          <table:table-cell/>
          <table:table-cell office:value-type="float" office:value="50037" calcext:value-type="float">
            <text:p>50037</text:p>
          </table:table-cell>
          <table:table-cell office:value-type="float" office:value="48812" calcext:value-type="float">
            <text:p>48812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float" office:value="665039" calcext:value-type="float">
            <text:p>665039</text:p>
          </table:table-cell>
          <table:table-cell office:value-type="float" office:value="663309" calcext:value-type="float">
            <text:p>663309</text:p>
          </table:table-cell>
          <table:table-cell office:value-type="float" office:value="1730" calcext:value-type="float">
            <text:p>1730</text:p>
          </table:table-cell>
          <table:table-cell/>
          <table:table-cell table:formula="of:=[.M32]/([.E32]+[.I32]+[.M32])" office:value-type="percentage" office:value="0.221227621483376" calcext:value-type="percentage">
            <text:p>22.1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8260" calcext:value-type="float">
            <text:p>38260</text:p>
          </table:table-cell>
          <table:table-cell office:value-type="float" office:value="34454" calcext:value-type="float">
            <text:p>34454</text:p>
          </table:table-cell>
          <table:table-cell office:value-type="float" office:value="3806" calcext:value-type="float">
            <text:p>3806</text:p>
          </table:table-cell>
          <table:table-cell/>
          <table:table-cell office:value-type="float" office:value="41656" calcext:value-type="float">
            <text:p>41656</text:p>
          </table:table-cell>
          <table:table-cell office:value-type="float" office:value="40191" calcext:value-type="float">
            <text:p>40191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float" office:value="680242" calcext:value-type="float">
            <text:p>680242</text:p>
          </table:table-cell>
          <table:table-cell office:value-type="float" office:value="677628" calcext:value-type="float">
            <text:p>677628</text:p>
          </table:table-cell>
          <table:table-cell office:value-type="float" office:value="2614" calcext:value-type="float">
            <text:p>2614</text:p>
          </table:table-cell>
          <table:table-cell/>
          <table:table-cell table:formula="of:=[.M33]/([.E33]+[.I33]+[.M33])" office:value-type="percentage" office:value="0.331515535827521" calcext:value-type="percentage">
            <text:p>33.1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67477245535079" calcext:value-type="percentage">
            <text:p>26.7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0:56:36.152275423</dc:date>
    <meta:editing-duration>PT1M38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